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list-style-name="LFO1" style:family="paragraph">
      <style:paragraph-properties fo:break-before="page"/>
    </style:style>
    <style:style style:name="T2" style:parent-style-name="VarsayılanParagrafYazıTipi" style:family="text">
      <style:text-properties fo:font-weight="bold" style:font-weight-asian="bold" style:font-weight-complex="bold" fo:language="en" fo:country="NL"/>
    </style:style>
    <style:style style:name="T3" style:parent-style-name="VarsayılanParagrafYazıTipi" style:family="text">
      <style:text-properties fo:language="en" fo:country="NL"/>
    </style:style>
    <style:style style:name="P4" style:parent-style-name="Normal" style:list-style-name="LFO1" style:family="paragraph"/>
    <style:style style:name="T5" style:parent-style-name="VarsayılanParagrafYazıTipi" style:family="text">
      <style:text-properties fo:language="en" fo:country="NL"/>
    </style:style>
    <style:style style:name="T6" style:parent-style-name="VarsayılanParagrafYazıTipi" style:family="text">
      <style:text-properties fo:font-weight="bold" style:font-weight-asian="bold" style:font-weight-complex="bold" fo:language="en" fo:country="NL"/>
    </style:style>
    <style:style style:name="T7" style:parent-style-name="VarsayılanParagrafYazıTipi" style:family="text">
      <style:text-properties fo:language="en" fo:country="NL"/>
    </style:style>
    <style:style style:name="T8" style:parent-style-name="VarsayılanParagrafYazıTipi" style:family="text">
      <style:text-properties fo:font-weight="bold" style:font-weight-asian="bold" style:font-weight-complex="bold" fo:language="en" fo:country="NL"/>
    </style:style>
    <style:style style:name="T9" style:parent-style-name="VarsayılanParagrafYazıTipi" style:family="text">
      <style:text-properties fo:language="en" fo:country="NL"/>
    </style:style>
    <style:style style:name="P10" style:parent-style-name="Normal" style:list-style-name="LFO1" style:family="paragraph">
      <style:text-properties fo:language="en" fo:country="NL"/>
    </style:style>
    <style:style style:name="P11" style:parent-style-name="Normal" style:list-style-name="LFO1" style:family="paragraph">
      <style:text-properties fo:language="en" fo:country="NL"/>
    </style:style>
    <style:style style:name="P12" style:parent-style-name="Normal" style:list-style-name="LFO1" style:family="paragraph"/>
    <style:style style:name="T13" style:parent-style-name="VarsayılanParagrafYazıTipi" style:family="text">
      <style:text-properties fo:language="en" fo:country="NL"/>
    </style:style>
    <style:style style:name="T14" style:parent-style-name="VarsayılanParagrafYazıTipi" style:family="text">
      <style:text-properties fo:font-weight="bold" style:font-weight-asian="bold" style:font-weight-complex="bold" fo:language="en" fo:country="NL"/>
    </style:style>
    <style:style style:name="T15" style:parent-style-name="VarsayılanParagrafYazıTipi" style:family="text">
      <style:text-properties fo:language="en" fo:country="NL"/>
    </style:style>
    <style:style style:name="P16" style:parent-style-name="Normal" style:family="paragraph">
      <style:text-properties fo:language="en" fo:country="NL"/>
    </style:style>
    <style:style style:name="P17" style:parent-style-name="Normal" style:list-style-name="LFO2" style:family="paragraph"/>
    <style:style style:name="T18" style:parent-style-name="VarsayılanParagrafYazıTipi" style:family="text">
      <style:text-properties fo:language="en" fo:country="NL"/>
    </style:style>
    <style:style style:name="T19" style:parent-style-name="VarsayılanParagrafYazıTipi" style:family="text">
      <style:text-properties fo:font-weight="bold" style:font-weight-asian="bold" style:font-weight-complex="bold" fo:language="en" fo:country="NL"/>
    </style:style>
    <style:style style:name="T20" style:parent-style-name="VarsayılanParagrafYazıTipi" style:family="text">
      <style:text-properties fo:language="en" fo:country="NL"/>
    </style:style>
    <style:style style:name="T21" style:parent-style-name="VarsayılanParagrafYazıTipi" style:family="text">
      <style:text-properties fo:font-weight="bold" style:font-weight-asian="bold" style:font-weight-complex="bold" fo:language="en" fo:country="NL"/>
    </style:style>
    <style:style style:name="T22" style:parent-style-name="VarsayılanParagrafYazıTipi" style:family="text">
      <style:text-properties fo:language="en" fo:country="NL"/>
    </style:style>
    <style:style style:name="P23" style:parent-style-name="Normal" style:list-style-name="LFO2" style:family="paragraph">
      <style:text-properties fo:language="en" fo:country="NL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Files</text:span><text:span text:style-name="T3"><text:s/>sekmesine tıkla</text:span></text:p>
        </text:list-item>
        <text:list-item>
          <text:p text:style-name="P4"><text:span text:style-name="T5">Sağ üstte<text:s/></text:span><text:span text:style-name="T6">"+ Add file"</text:span><text:span text:style-name="T7"><text:s/>→<text:s/></text:span><text:span text:style-name="T8">"Create new file"</text:span><text:span text:style-name="T9"><text:s/>tıkla</text:span></text:p>
        </text:list-item>
        <text:list-item>
          <text:p text:style-name="P10">Dosya adı kutusuna yaz: data/.gitkeep</text:p>
        </text:list-item>
        <text:list-item>
          <text:p text:style-name="P11">İçeriği boş bırak</text:p>
        </text:list-item>
        <text:list-item>
          <text:p text:style-name="P12"><text:span text:style-name="T13">Aşağıda<text:s/></text:span><text:span text:style-name="T14">"Commit changes to main"</text:span><text:span text:style-name="T15"><text:s/>tıkla</text:span></text:p>
        </text:list-item>
      </text:list>
      <text:p text:style-name="P16">Klasör oluştu. Sonra:</text:p>
      <text:list text:style-name="LFO2" text:continue-numbering="true">
        <text:list-item>
          <text:p text:style-name="P17"><text:span text:style-name="T18">Tekrar<text:s/></text:span><text:span text:style-name="T19">"+ Add file"</text:span><text:span text:style-name="T20"><text:s/>→<text:s/></text:span><text:span text:style-name="T21">"Upload files"</text:span><text:span text:style-name="T22"><text:s/>tıkla</text:span></text:p>
        </text:list-item>
        <text:list-item>
          <text:p text:style-name="P23">data/ klasörüne girip all_chunks.json ve embeddings.npy dosyalarını yükle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Başlık2" style:display-name="Başlık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Başlık3" style:display-name="Başlık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Başlık4" style:display-name="Başlık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Başlık5" style:display-name="Başlık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Başlık6" style:display-name="Başlık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Başlık7" style:display-name="Başlık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Başlık8" style:display-name="Başlık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Başlık9" style:display-name="Başlık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Başlık1Char" style:display-name="Başlık 1 Char" style:family="text" style:parent-style-name="VarsayılanParagrafYazıTipi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Başlık2Char" style:display-name="Başlık 2 Char" style:family="text" style:parent-style-name="VarsayılanParagrafYazıTipi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Başlık3Char" style:display-name="Başlık 3 Char" style:family="text" style:parent-style-name="VarsayılanParagrafYazıTipi">
      <style:text-properties style:font-name-asian="Times New Roman" style:font-name-complex="Times New Roman" fo:color="#2F5496" fo:font-size="14pt" style:font-size-asian="14pt" style:font-size-complex="14pt"/>
    </style:style>
    <style:style style:name="Başlık4Char" style:display-name="Başlık 4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2F5496"/>
    </style:style>
    <style:style style:name="Başlık5Char" style:display-name="Başlık 5 Char" style:family="text" style:parent-style-name="VarsayılanParagrafYazıTipi">
      <style:text-properties style:font-name-asian="Times New Roman" style:font-name-complex="Times New Roman" fo:color="#2F5496"/>
    </style:style>
    <style:style style:name="Başlık6Char" style:display-name="Başlık 6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595959"/>
    </style:style>
    <style:style style:name="Başlık7Char" style:display-name="Başlık 7 Char" style:family="text" style:parent-style-name="VarsayılanParagrafYazıTipi">
      <style:text-properties style:font-name-asian="Times New Roman" style:font-name-complex="Times New Roman" fo:color="#595959"/>
    </style:style>
    <style:style style:name="Başlık8Char" style:display-name="Başlık 8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272727"/>
    </style:style>
    <style:style style:name="Başlık9Char" style:display-name="Başlık 9 Char" style:family="text" style:parent-style-name="VarsayılanParagrafYazıTipi">
      <style:text-properties style:font-name-asian="Times New Roman" style:font-name-complex="Times New Roman" fo:color="#272727"/>
    </style:style>
    <style:style style:name="KonuBaşlığı" style:display-name="Konu Başlığı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KonuBaşlığıChar" style:display-name="Konu Başlığı Char" style:family="text" style:parent-style-name="VarsayılanParagrafYazıTipi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tyazı" style:display-name="Altyazı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tyazıChar" style:display-name="Altyazı Char" style:family="text" style:parent-style-name="VarsayılanParagrafYazıTipi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Alıntı" style:display-name="Alıntı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AlıntıChar" style:display-name="Alıntı Char" style:family="text" style:parent-style-name="VarsayılanParagrafYazıTipi">
      <style:text-properties fo:font-style="italic" style:font-style-asian="italic" style:font-style-complex="italic" fo:color="#404040"/>
    </style:style>
    <style:style style:name="ListeParagraf" style:display-name="Liste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GüçlüVurgulama" style:display-name="Güçlü Vurgulama" style:family="text" style:parent-style-name="VarsayılanParagrafYazıTipi">
      <style:text-properties fo:font-style="italic" style:font-style-asian="italic" style:font-style-complex="italic" fo:color="#2F5496"/>
    </style:style>
    <style:style style:name="GüçlüAlıntı" style:display-name="Güçlü Alıntı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GüçlüAlıntıChar" style:display-name="Güçlü Alıntı Char" style:family="text" style:parent-style-name="VarsayılanParagrafYazıTipi">
      <style:text-properties fo:font-style="italic" style:font-style-asian="italic" style:font-style-complex="italic" fo:color="#2F5496"/>
    </style:style>
    <style:style style:name="GüçlüBaşvuru" style:display-name="Güçlü Başvuru" style:family="text" style:parent-style-name="VarsayılanParagrafYazıTipi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niz kaya</meta:initial-creator>
    <dc:creator>deniz kaya</dc:creator>
    <meta:creation-date>2026-03-04T14:05:00Z</meta:creation-date>
    <dc:date>2026-03-04T14:06:00Z</dc:date>
    <meta:template xlink:href="Normal.dotm" xlink:type="simple"/>
    <meta:editing-cycles>1</meta:editing-cycles>
    <meta:editing-duration>PT0S</meta:editing-duration>
    <meta:document-statistic meta:page-count="1" meta:paragraph-count="1" meta:word-count="45" meta:character-count="305" meta:row-count="2" meta:non-whitespace-character-count="261"/>
  </office:meta>
</office:document-meta>
</file>